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87.74pt" svg:y="161.69pt">
            <loext:p draw:notify-on-update-of-ranges="Sheet1.E1:Sheet1.E1 Sheet1.E2:Sheet1.E1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string" calcext:value-type="string">
            <text:p>Motor Numbe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A3]-[.A2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A7]-[.A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mand sent to motor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A11]-[.A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A15]-[.A1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A19]-[.A1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A23]-[.A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mmand sent to motor 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[.A27]-[.A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A31]-[.A3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A35]-[.A34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A39]-[.A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mmand sent to motor 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A43]-[.A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A47]-[.A4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([.A51]-[.A50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E2:.E14]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3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453.51pt" svg:height="255.09pt" svg:x="452.69pt" svg:y="261.84pt">
            <loext:p draw:notify-on-update-of-ranges="Sheet2.E2:Sheet2.E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string" calcext:value-type="string">
            <text:p>Motor Number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A3]-[.A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A7]-[.A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 sent to motor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A11]-[.A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A15]-[.A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A19]-[.A1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A23]-[.A2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and sent to motor 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[.A27]-[.A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A31]-[.A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A35]-[.A3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A39]-[.A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and sent to motor 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([.A43]-[.A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A47]-[.A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([.A51]-[.A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E2:.E14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ing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and sent to motor 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on all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on all done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A56]-[.A54]" office:value-type="float" office:value="23" calcext:value-type="float">
            <text:p>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 style:data-style-name="N2" text:time-value="11:18:31.179294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2:41:52.512515196</meta:creation-date>
    <dc:date>2018-02-12T11:39:48.645350442</dc:date>
    <meta:editing-duration>PT13M14S</meta:editing-duration>
    <meta:editing-cycles>4</meta:editing-cycles>
    <meta:generator>LibreOffice/5.1.6.2$Linux_X86_64 LibreOffice_project/10m0$Build-2</meta:generator>
    <meta:document-statistic meta:table-count="2" meta:cell-count="1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36cm" svg:y="0.316cm" chart:style-name="ch2">
          <text:p>Response time for Herkulex.moveAllAngle</text:p>
        </chart:title>
        <chart:plot-area chart:style-name="ch3" table:cell-range-address="Sheet2.E2:Sheet2.E14" svg:x="1.331cm" svg:y="1.275cm" svg:width="14.349cm" svg:height="6.564cm">
          <chartooo:coordinate-region svg:x="2.058cm" svg:y="1.475cm" svg:width="13.435cm" svg:height="5.717cm"/>
          <chart:axis chart:dimension="x" chart:name="primary-x" chart:style-name="ch4">
            <chart:title svg:x="7.416cm" svg:y="8.019cm" chart:style-name="ch5">
              <text:p>Motor Number</text:p>
            </chart:title>
          </chart:axis>
          <chart:axis chart:dimension="y" chart:name="primary-y" chart:style-name="ch4">
            <chart:title svg:x="0.451cm" svg:y="6.069cm" chart:style-name="ch6">
              <text:p>Time in Milliseconds</text:p>
            </chart:title>
            <chart:grid chart:style-name="ch7" chart:class="major"/>
          </chart:axis>
          <chart:series chart:style-name="ch8" chart:values-cell-range-address="Sheet2.E2:Sheet2.E14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E2:Sheet2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Response time for Herkulex.moveOne</text:p>
        </chart:title>
        <chart:plot-area chart:style-name="ch3" table:cell-range-address="Sheet1.E1:Sheet1.E14" chart:data-source-has-labels="row" svg:x="1.331cm" svg:y="1.275cm" svg:width="14.349cm" svg:height="6.564cm">
          <chartooo:coordinate-region svg:x="2.058cm" svg:y="1.474cm" svg:width="13.435cm" svg:height="5.718cm"/>
          <chart:axis chart:dimension="x" chart:name="primary-x" chart:style-name="ch4">
            <chart:title svg:x="7.416cm" svg:y="8.019cm" chart:style-name="ch5">
              <text:p>Motor Number</text:p>
            </chart:title>
          </chart:axis>
          <chart:axis chart:dimension="y" chart:name="primary-y" chart:style-name="ch4">
            <chart:title svg:x="0.451cm" svg:y="6.069cm" chart:style-name="ch6">
              <text:p>Time in Milliseconds</text:p>
            </chart:title>
            <chart:grid chart:style-name="ch7" chart:class="major"/>
          </chart:axis>
          <chart:series chart:style-name="ch8" chart:values-cell-range-address="Sheet1.E2:Sheet1.E14" chart:label-cell-address="Sheet1.E1:Sheet1.E1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